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1efaf4" officeooo:paragraph-rsid="001efaf4"/>
    </style:style>
    <style:style style:name="P2" style:family="paragraph" style:parent-style-name="Standard">
      <style:paragraph-properties fo:text-align="center" style:justify-single-word="false"/>
      <style:text-properties officeooo:rsid="001efaf4" officeooo:paragraph-rsid="001efaf4"/>
    </style:style>
    <style:style style:name="P3" style:family="paragraph" style:parent-style-name="Standard">
      <style:paragraph-properties fo:text-align="center" style:justify-single-word="false"/>
      <style:text-properties fo:font-size="16pt" officeooo:rsid="001efaf4" officeooo:paragraph-rsid="001efaf4" style:font-size-asian="16pt" style:font-size-complex="16pt"/>
    </style:style>
    <style:style style:name="P4" style:family="paragraph" style:parent-style-name="Heading_20_3">
      <style:text-properties officeooo:paragraph-rsid="001efaf4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Heading_20_3">
      <style:paragraph-properties fo:margin-left="0cm" fo:margin-right="0cm" fo:text-indent="0cm" style:auto-text-indent="false"/>
    </style:style>
    <style:style style:name="P7" style:family="paragraph" style:parent-style-name="Heading_20_3">
      <style:paragraph-properties fo:margin-left="0cm" fo:margin-right="0cm" fo:text-indent="0cm" style:auto-text-indent="false" fo:break-before="page"/>
    </style:style>
    <style:style style:name="P8" style:family="paragraph" style:parent-style-name="Heading_20_3">
      <style:paragraph-properties fo:break-before="page"/>
      <style:text-properties officeooo:paragraph-rsid="003d12c5"/>
    </style:style>
    <style:style style:name="P9" style:family="paragraph" style:parent-style-name="Preformatted_20_Text" style:list-style-name="L1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Preformatted_20_Text" style:list-style-name="L3">
      <style:paragraph-properties fo:margin-top="0cm" fo:margin-bottom="0.499cm" style:contextual-spacing="false"/>
    </style:style>
    <style:style style:name="P12" style:family="paragraph" style:parent-style-name="Preformatted_20_Text" style:list-style-name="L4"/>
    <style:style style:name="P13" style:family="paragraph" style:parent-style-name="Preformatted_20_Text" style:list-style-name="L4">
      <style:paragraph-properties fo:margin-top="0cm" fo:margin-bottom="0.499cm" style:contextual-spacing="false"/>
    </style:style>
    <style:style style:name="P14" style:family="paragraph" style:parent-style-name="Preformatted_20_Text" style:list-style-name="L5">
      <style:paragraph-properties fo:margin-top="0cm" fo:margin-bottom="0.499cm" style:contextual-spacing="false"/>
    </style:style>
    <style:style style:name="P15" style:family="paragraph" style:parent-style-name="Preformatted_20_Text" style:list-style-name="L6"/>
    <style:style style:name="P16" style:family="paragraph" style:parent-style-name="Preformatted_20_Text" style:list-style-name="L6">
      <style:paragraph-properties fo:margin-top="0cm" fo:margin-bottom="0.499cm" style:contextual-spacing="false"/>
    </style:style>
    <style:style style:name="P17" style:family="paragraph" style:parent-style-name="Preformatted_20_Text" style:list-style-name="L8">
      <style:paragraph-properties fo:margin-top="0cm" fo:margin-bottom="0.499cm" style:contextual-spacing="false"/>
    </style:style>
    <style:style style:name="P18" style:family="paragraph" style:parent-style-name="Preformatted_20_Text" style:list-style-name="L11"/>
    <style:style style:name="P19" style:family="paragraph" style:parent-style-name="Preformatted_20_Text" style:list-style-name="L11">
      <style:paragraph-properties fo:margin-top="0cm" fo:margin-bottom="0.499cm" style:contextual-spacing="false"/>
    </style:style>
    <style:style style:name="P20" style:family="paragraph" style:parent-style-name="Preformatted_20_Text" style:list-style-name="L12"/>
    <style:style style:name="P21" style:family="paragraph" style:parent-style-name="Preformatted_20_Text" style:list-style-name="L12">
      <style:paragraph-properties fo:margin-top="0cm" fo:margin-bottom="0.499cm" style:contextual-spacing="false"/>
    </style:style>
    <style:style style:name="P22" style:family="paragraph" style:parent-style-name="Preformatted_20_Text" style:list-style-name="L13"/>
    <style:style style:name="P23" style:family="paragraph" style:parent-style-name="Preformatted_20_Text" style:list-style-name="L13">
      <style:paragraph-properties fo:margin-top="0cm" fo:margin-bottom="0.499cm" style:contextual-spacing="false"/>
    </style:style>
    <style:style style:name="P24" style:family="paragraph" style:parent-style-name="Preformatted_20_Text" style:list-style-name="L14">
      <style:paragraph-properties fo:margin-top="0cm" fo:margin-bottom="0.499cm" style:contextual-spacing="false"/>
    </style:style>
    <style:style style:name="P25" style:family="paragraph" style:parent-style-name="Preformatted_20_Text" style:list-style-name="L15"/>
    <style:style style:name="P26" style:family="paragraph" style:parent-style-name="Preformatted_20_Text" style:list-style-name="L15">
      <style:paragraph-properties fo:margin-top="0cm" fo:margin-bottom="0.499cm" style:contextual-spacing="false"/>
    </style:style>
    <style:style style:name="P27" style:family="paragraph" style:parent-style-name="Preformatted_20_Text" style:list-style-name="L20"/>
    <style:style style:name="P28" style:family="paragraph" style:parent-style-name="Preformatted_20_Text" style:list-style-name="L20">
      <style:paragraph-properties fo:margin-top="0cm" fo:margin-bottom="0.499cm" style:contextual-spacing="false"/>
    </style:style>
    <style:style style:name="P29" style:family="paragraph" style:parent-style-name="Preformatted_20_Text" style:list-style-name="L21"/>
    <style:style style:name="P30" style:family="paragraph" style:parent-style-name="Preformatted_20_Text" style:list-style-name="L21">
      <style:paragraph-properties fo:margin-top="0cm" fo:margin-bottom="0.499cm" style:contextual-spacing="false"/>
    </style:style>
    <style:style style:name="P31" style:family="paragraph" style:parent-style-name="Preformatted_20_Text" style:list-style-name="L22">
      <style:paragraph-properties fo:margin-top="0cm" fo:margin-bottom="0.499cm" style:contextual-spacing="false"/>
    </style:style>
    <style:style style:name="P32" style:family="paragraph" style:parent-style-name="Preformatted_20_Text" style:list-style-name="L23"/>
    <style:style style:name="P33" style:family="paragraph" style:parent-style-name="Preformatted_20_Text" style:list-style-name="L23">
      <style:paragraph-properties fo:margin-top="0cm" fo:margin-bottom="0.499cm" style:contextual-spacing="false"/>
    </style:style>
    <style:style style:name="P34" style:family="paragraph" style:parent-style-name="Preformatted_20_Text" style:list-style-name="L24"/>
    <style:style style:name="P35" style:family="paragraph" style:parent-style-name="Preformatted_20_Text" style:list-style-name="L24">
      <style:paragraph-properties fo:margin-top="0cm" fo:margin-bottom="0.499cm" style:contextual-spacing="false"/>
    </style:style>
    <style:style style:name="P36" style:family="paragraph" style:parent-style-name="Preformatted_20_Text" style:list-style-name="L25"/>
    <style:style style:name="P37" style:family="paragraph" style:parent-style-name="Preformatted_20_Text" style:list-style-name="L25">
      <style:paragraph-properties fo:margin-top="0cm" fo:margin-bottom="0.499cm" style:contextual-spacing="false"/>
    </style:style>
    <style:style style:name="P38" style:family="paragraph" style:parent-style-name="Preformatted_20_Text" style:list-style-name="L26"/>
    <style:style style:name="P39" style:family="paragraph" style:parent-style-name="Preformatted_20_Text" style:list-style-name="L26">
      <style:paragraph-properties fo:margin-top="0cm" fo:margin-bottom="0.499cm" style:contextual-spacing="false"/>
    </style:style>
    <style:style style:name="P40" style:family="paragraph" style:parent-style-name="Preformatted_20_Text" style:list-style-name="L27"/>
    <style:style style:name="P41" style:family="paragraph" style:parent-style-name="Preformatted_20_Text" style:list-style-name="L27">
      <style:paragraph-properties fo:margin-top="0cm" fo:margin-bottom="0.499cm" style:contextual-spacing="false"/>
    </style:style>
    <style:style style:name="P42" style:family="paragraph" style:parent-style-name="Preformatted_20_Text" style:list-style-name="L29"/>
    <style:style style:name="P43" style:family="paragraph" style:parent-style-name="Preformatted_20_Text" style:list-style-name="L29">
      <style:paragraph-properties fo:margin-top="0cm" fo:margin-bottom="0.499cm" style:contextual-spacing="false"/>
    </style:style>
    <style:style style:name="P44" style:family="paragraph" style:parent-style-name="Preformatted_20_Text" style:list-style-name="L30"/>
    <style:style style:name="P45" style:family="paragraph" style:parent-style-name="Preformatted_20_Text" style:list-style-name="L30">
      <style:paragraph-properties fo:margin-top="0cm" fo:margin-bottom="0.499cm" style:contextual-spacing="false"/>
    </style:style>
    <style:style style:name="P46" style:family="paragraph" style:parent-style-name="Preformatted_20_Text" style:list-style-name="L31">
      <style:paragraph-properties fo:margin-top="0cm" fo:margin-bottom="0.499cm" style:contextual-spacing="false"/>
    </style:style>
    <style:style style:name="P47" style:family="paragraph" style:parent-style-name="Preformatted_20_Text" style:list-style-name="L33"/>
    <style:style style:name="P48" style:family="paragraph" style:parent-style-name="Preformatted_20_Text" style:list-style-name="L33">
      <style:paragraph-properties fo:margin-top="0cm" fo:margin-bottom="0.499cm" style:contextual-spacing="false"/>
    </style:style>
    <style:style style:name="P49" style:family="paragraph" style:parent-style-name="Preformatted_20_Text" style:list-style-name="L34"/>
    <style:style style:name="P50" style:family="paragraph" style:parent-style-name="Preformatted_20_Text" style:list-style-name="L34">
      <style:paragraph-properties fo:margin-top="0cm" fo:margin-bottom="0.499cm" style:contextual-spacing="false"/>
    </style:style>
    <style:style style:name="P51" style:family="paragraph" style:parent-style-name="Preformatted_20_Text" style:list-style-name="L35"/>
    <style:style style:name="P52" style:family="paragraph" style:parent-style-name="Preformatted_20_Text" style:list-style-name="L35">
      <style:paragraph-properties fo:margin-top="0cm" fo:margin-bottom="0.499cm" style:contextual-spacing="false"/>
    </style:style>
    <style:style style:name="P53" style:family="paragraph" style:parent-style-name="Preformatted_20_Text" style:list-style-name="L36">
      <style:paragraph-properties fo:margin-top="0cm" fo:margin-bottom="0.499cm" style:contextual-spacing="false"/>
    </style:style>
    <style:style style:name="P54" style:family="paragraph" style:parent-style-name="Preformatted_20_Text" style:list-style-name="L37"/>
    <style:style style:name="P55" style:family="paragraph" style:parent-style-name="Preformatted_20_Text" style:list-style-name="L37">
      <style:paragraph-properties fo:margin-top="0cm" fo:margin-bottom="0.499cm" style:contextual-spacing="false"/>
    </style:style>
    <style:style style:name="P56" style:family="paragraph" style:parent-style-name="Preformatted_20_Text" style:list-style-name="L38"/>
    <style:style style:name="P57" style:family="paragraph" style:parent-style-name="Preformatted_20_Text" style:list-style-name="L38">
      <style:paragraph-properties fo:margin-top="0cm" fo:margin-bottom="0.499cm" style:contextual-spacing="false"/>
    </style:style>
    <style:style style:name="P58" style:family="paragraph" style:parent-style-name="Preformatted_20_Text" style:list-style-name="L39"/>
    <style:style style:name="P59" style:family="paragraph" style:parent-style-name="Preformatted_20_Text" style:list-style-name="L39">
      <style:paragraph-properties fo:margin-top="0cm" fo:margin-bottom="0.499cm" style:contextual-spacing="false"/>
    </style:style>
    <style:style style:name="P60" style:family="paragraph" style:parent-style-name="Preformatted_20_Text" style:list-style-name="L40">
      <style:paragraph-properties fo:margin-top="0cm" fo:margin-bottom="0.499cm" style:contextual-spacing="false"/>
    </style:style>
    <style:style style:name="P61" style:family="paragraph" style:parent-style-name="Preformatted_20_Text" style:list-style-name="L6">
      <style:paragraph-properties fo:margin-top="0cm" fo:margin-bottom="0.499cm" style:contextual-spacing="false"/>
      <style:text-properties style:font-name="monospace"/>
    </style:style>
    <style:style style:name="P62" style:family="paragraph" style:parent-style-name="Standard">
      <style:text-properties officeooo:paragraph-rsid="001efaf4"/>
    </style:style>
    <style:style style:name="P63" style:family="paragraph" style:parent-style-name="Text_20_body" style:list-style-name="L1"/>
    <style:style style:name="P64" style:family="paragraph" style:parent-style-name="Text_20_body" style:list-style-name="L1">
      <style:paragraph-properties fo:margin-top="0cm" fo:margin-bottom="0cm" style:contextual-spacing="false"/>
    </style:style>
    <style:style style:name="P65" style:family="paragraph" style:parent-style-name="Text_20_body">
      <style:paragraph-properties fo:margin-top="0cm" fo:margin-bottom="0cm" style:contextual-spacing="false"/>
    </style:style>
    <style:style style:name="P66" style:family="paragraph" style:parent-style-name="Text_20_body" style:list-style-name="L2"/>
    <style:style style:name="P67" style:family="paragraph" style:parent-style-name="Text_20_body" style:list-style-name="L3"/>
    <style:style style:name="P68" style:family="paragraph" style:parent-style-name="Text_20_body" style:list-style-name="L3">
      <style:paragraph-properties fo:margin-top="0cm" fo:margin-bottom="0cm" style:contextual-spacing="false"/>
    </style:style>
    <style:style style:name="P69" style:family="paragraph" style:parent-style-name="Text_20_body" style:list-style-name="L4"/>
    <style:style style:name="P70" style:family="paragraph" style:parent-style-name="Text_20_body" style:list-style-name="L5"/>
    <style:style style:name="P71" style:family="paragraph" style:parent-style-name="Text_20_body" style:list-style-name="L5">
      <style:paragraph-properties fo:margin-left="0cm" fo:margin-right="0cm" fo:margin-top="0cm" fo:margin-bottom="0cm" style:contextual-spacing="false" fo:orphans="1" fo:text-indent="0cm" style:auto-text-indent="false"/>
      <style:text-properties fo:color="#ffffff" loext:opacity="100%"/>
    </style:style>
    <style:style style:name="P72" style:family="paragraph" style:parent-style-name="Text_20_body" style:list-style-name="L12">
      <style:paragraph-properties fo:margin-left="0cm" fo:margin-right="0cm" fo:margin-top="0cm" fo:margin-bottom="0cm" style:contextual-spacing="false" fo:orphans="1" fo:text-indent="0cm" style:auto-text-indent="false"/>
      <style:text-properties fo:color="#ffffff" loext:opacity="100%"/>
    </style:style>
    <style:style style:name="P73" style:family="paragraph" style:parent-style-name="Text_20_body" style:list-style-name="L24">
      <style:paragraph-properties fo:margin-left="0cm" fo:margin-right="0cm" fo:margin-top="0cm" fo:margin-bottom="0cm" style:contextual-spacing="false" fo:orphans="1" fo:text-indent="0cm" style:auto-text-indent="false"/>
      <style:text-properties fo:color="#ffffff" loext:opacity="100%"/>
    </style:style>
    <style:style style:name="P74" style:family="paragraph" style:parent-style-name="Text_20_body" style:list-style-name="L6"/>
    <style:style style:name="P75" style:family="paragraph" style:parent-style-name="Text_20_body" style:list-style-name="L7"/>
    <style:style style:name="P76" style:family="paragraph" style:parent-style-name="Text_20_body" style:list-style-name="L8"/>
    <style:style style:name="P77" style:family="paragraph" style:parent-style-name="Text_20_body" style:list-style-name="L9"/>
    <style:style style:name="P78" style:family="paragraph" style:parent-style-name="Text_20_body" style:list-style-name="L10"/>
    <style:style style:name="P79" style:family="paragraph" style:parent-style-name="Text_20_body">
      <style:paragraph-properties fo:break-before="page"/>
    </style:style>
    <style:style style:name="P80" style:family="paragraph" style:parent-style-name="Text_20_body" style:list-style-name="L11"/>
    <style:style style:name="P81" style:family="paragraph" style:parent-style-name="Text_20_body" style:list-style-name="L12"/>
    <style:style style:name="P82" style:family="paragraph" style:parent-style-name="Text_20_body" style:list-style-name="L13"/>
    <style:style style:name="P83" style:family="paragraph" style:parent-style-name="Text_20_body" style:list-style-name="L14"/>
    <style:style style:name="P84" style:family="paragraph" style:parent-style-name="Text_20_body" style:list-style-name="L15"/>
    <style:style style:name="P85" style:family="paragraph" style:parent-style-name="Text_20_body" style:list-style-name="L17"/>
    <style:style style:name="P86" style:family="paragraph" style:parent-style-name="Text_20_body" style:list-style-name="L18"/>
    <style:style style:name="P87" style:family="paragraph" style:parent-style-name="Text_20_body" style:list-style-name="L19"/>
    <style:style style:name="P88" style:family="paragraph" style:parent-style-name="Text_20_body" style:list-style-name="L20"/>
    <style:style style:name="P89" style:family="paragraph" style:parent-style-name="Text_20_body" style:list-style-name="L21"/>
    <style:style style:name="P90" style:family="paragraph" style:parent-style-name="Text_20_body" style:list-style-name="L22"/>
    <style:style style:name="P91" style:family="paragraph" style:parent-style-name="Text_20_body" style:list-style-name="L23"/>
    <style:style style:name="P92" style:family="paragraph" style:parent-style-name="Text_20_body" style:list-style-name="L24"/>
    <style:style style:name="P93" style:family="paragraph" style:parent-style-name="Text_20_body" style:list-style-name="L25"/>
    <style:style style:name="P94" style:family="paragraph" style:parent-style-name="Text_20_body" style:list-style-name="L25">
      <style:paragraph-properties fo:margin-top="0cm" fo:margin-bottom="0cm" style:contextual-spacing="false"/>
    </style:style>
    <style:style style:name="P95" style:family="paragraph" style:parent-style-name="Text_20_body" style:list-style-name="L26"/>
    <style:style style:name="P96" style:family="paragraph" style:parent-style-name="Text_20_body" style:list-style-name="L27"/>
    <style:style style:name="P97" style:family="paragraph" style:parent-style-name="Text_20_body" style:list-style-name="L27">
      <style:paragraph-properties fo:margin-top="0cm" fo:margin-bottom="0cm" style:contextual-spacing="false"/>
    </style:style>
    <style:style style:name="P98" style:family="paragraph" style:parent-style-name="Text_20_body" style:list-style-name="L29"/>
    <style:style style:name="P99" style:family="paragraph" style:parent-style-name="Text_20_body" style:list-style-name="L30"/>
    <style:style style:name="P100" style:family="paragraph" style:parent-style-name="Text_20_body" style:list-style-name="L31"/>
    <style:style style:name="P101" style:family="paragraph" style:parent-style-name="Text_20_body" style:list-style-name="L32"/>
    <style:style style:name="P102" style:family="paragraph" style:parent-style-name="Text_20_body" style:list-style-name="L33"/>
    <style:style style:name="P103" style:family="paragraph" style:parent-style-name="Text_20_body" style:list-style-name="L34"/>
    <style:style style:name="P104" style:family="paragraph" style:parent-style-name="Text_20_body" style:list-style-name="L35"/>
    <style:style style:name="P105" style:family="paragraph" style:parent-style-name="Text_20_body" style:list-style-name="L36"/>
    <style:style style:name="P106" style:family="paragraph" style:parent-style-name="Text_20_body" style:list-style-name="L37"/>
    <style:style style:name="P107" style:family="paragraph" style:parent-style-name="Text_20_body" style:list-style-name="L38"/>
    <style:style style:name="P108" style:family="paragraph" style:parent-style-name="Text_20_body" style:list-style-name="L38">
      <style:paragraph-properties fo:margin-top="0cm" fo:margin-bottom="0cm" style:contextual-spacing="false"/>
    </style:style>
    <style:style style:name="P109" style:family="paragraph" style:parent-style-name="Text_20_body" style:list-style-name="L39"/>
    <style:style style:name="P110" style:family="paragraph" style:parent-style-name="Text_20_body" style:list-style-name="L40"/>
    <style:style style:name="P111" style:family="paragraph" style:parent-style-name="Text_20_body">
      <style:text-properties officeooo:paragraph-rsid="003d12c5"/>
    </style:style>
    <style:style style:name="T1" style:family="text">
      <style:text-properties officeooo:rsid="002af43a"/>
    </style:style>
    <style:style style:name="T2" style:family="text">
      <style:text-properties officeooo:rsid="002ccc70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officeooo:rsid="00584d1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Abastos – DAW 7K</text:p>
      <text:p text:style-name="P2">Despliegue de Aplicaciones Web</text:p>
      <text:p text:style-name="P2">Oscar Pereira</text:p>
      <text:p text:style-name="P2"/>
      <text:p text:style-name="P3"><text:span text:style-name="T2">Practicas</text:span> <text:span text:style-name="T1">Apache</text:span></text:p>
      <text:p text:style-name="P1"/>
      <text:p text:style-name="P62"/>
      <text:h text:style-name="P4" text:outline-level="3"><text:span text:style-name="Strong_20_Emphasis">Resolución de la Actividad 6.1: Configuración Básica de Apache</text:span></text:h>
      <text:p text:style-name="Horizontal_20_Line"/>
      <text:h text:style-name="Heading_20_4" text:outline-level="4"><text:span text:style-name="Strong_20_Emphasis">Ejercicio 1: Cambiar el archivo por defecto a "principal.html"</text:span></text:h>
      <text:list text:style-name="L1">
        <text:list-item>
          <text:p text:style-name="P63">Editar el archivo <text:span text:style-name="Source_20_Text">/etc/apache2/sites-available/000-default.conf</text:span>.</text:p>
        </text:list-item>
        <text:list-item>
          <text:p text:style-name="P63">Buscar la línea con <text:span text:style-name="Source_20_Text">DirectoryIndex</text:span> y modificarla:</text:p>
          <text:p text:style-name="P64">apache</text:p>
          <text:p text:style-name="P63"><text:s/></text:p>
          <text:p text:style-name="P9">DirectoryIndex principal.html</text:p>
        </text:list-item>
        <text:list-item>
          <text:p text:style-name="P63">Reiniciar Apache:</text:p>
          <text:p text:style-name="P64"><text:s/></text:p>
          <text:p text:style-name="P63"><text:s/></text:p>
          <text:p text:style-name="P9">sudo systemctl restart apache2</text:p>
        </text:list-item>
      </text:list>
      <text:p text:style-name="Horizontal_20_Line"/>
      <text:h text:style-name="Heading_20_4" text:outline-level="4"><text:span text:style-name="Strong_20_Emphasis">Ejercicio 2: Comportamiento si "principal.html" no existe</text:span></text:h>
      <text:list text:style-name="L2">
        <text:list-item>
          <text:p text:style-name="P66">Si <text:span text:style-name="Source_20_Text">Indexes</text:span> está habilitado en <text:span text:style-name="Source_20_Text">Options</text:span> (por defecto), Apache listará el contenido del directorio.</text:p>
        </text:list-item>
        <text:list-item>
          <text:p text:style-name="P66">Si <text:span text:style-name="Source_20_Text">Indexes</text:span> está deshabilitado, mostrará un error <text:span text:style-name="Strong_20_Emphasis">403 Forbidden</text:span> ("Acceso denegado").</text:p>
        </text:list-item>
      </text:list>
      <text:p text:style-name="Horizontal_20_Line"/>
      <text:h text:style-name="Heading_20_4" text:outline-level="4"><text:span text:style-name="Strong_20_Emphasis">Ejercicio 3: Quitar la opción </text:span><text:span text:style-name="Strong_20_Emphasis"><text:span text:style-name="Source_20_Text">Indexes</text:span></text:span></text:h>
      <text:list text:style-name="L3">
        <text:list-item>
          <text:p text:style-name="P67">Editar <text:span text:style-name="Source_20_Text">/etc/apache2/apache2.conf</text:span>.</text:p>
        </text:list-item>
        <text:list-item>
          <text:p text:style-name="P67">En el contenedor <text:span text:style-name="Source_20_Text">&lt;Directory /var/www/&gt;</text:span>, modificar:</text:p>
          <text:p text:style-name="P68">apache</text:p>
          <text:p text:style-name="P67"><text:s/></text:p>
          <text:p text:style-name="P11">Options FollowSymLinks <text:s/># Eliminar "Indexes"</text:p>
        </text:list-item>
        <text:list-item>
          <text:p text:style-name="P67">Reiniciar Apache y recargar la página. Se mostrará <text:span text:style-name="Strong_20_Emphasis">403 Forbidden</text:span>.</text:p>
        </text:list-item>
        <text:list-item>
          <text:p text:style-name="P67">Volver a añadir <text:span text:style-name="Source_20_Text">Indexes</text:span> y reiniciar:</text:p>
          <text:p text:style-name="P68">apache</text:p>
          <text:p text:style-name="P67"><text:s/></text:p>
          <text:p text:style-name="P11"><text:soft-page-break/>Options Indexes FollowSymLinks</text:p>
        </text:list-item>
      </text:list>
      <text:p text:style-name="Horizontal_20_Line"/>
      <text:h text:style-name="Heading_20_4" text:outline-level="4"><text:span text:style-name="Strong_20_Emphasis">Ejercicio 4: Crear "principal.html"</text:span></text:h>
      <text:list text:style-name="L4">
        <text:list-item>
          <text:p text:style-name="P69">Crear el archivo en <text:span text:style-name="Source_20_Text">/var/www/html/principal.html</text:span>:</text:p>
          <text:p text:style-name="P12">&lt;!DOCTYPE html&gt;</text:p>
          <text:p text:style-name="P12">&lt;html&gt;</text:p>
          <text:p text:style-name="P12"><text:s text:c="2"/>&lt;head&gt;&lt;title&gt;Página principal&lt;/title&gt;&lt;/head&gt;</text:p>
          <text:p text:style-name="P12"><text:s text:c="2"/>&lt;body&gt;</text:p>
          <text:p text:style-name="P12"><text:s text:c="4"/>&lt;h1&gt;Página principal&lt;/h1&gt;</text:p>
          <text:p text:style-name="P12"><text:s text:c="4"/>&lt;a href="index.html"&gt;Enlace a index.html&lt;/a&gt;</text:p>
          <text:p text:style-name="P12"><text:s text:c="2"/>&lt;/body&gt;</text:p>
          <text:p text:style-name="P13">&lt;/html&gt;</text:p>
        </text:list-item>
      </text:list>
      <text:list text:style-name="L5">
        <text:list-item>
          <text:p text:style-name="P71">Run HTML</text:p>
        </text:list-item>
        <text:list-item>
          <text:p text:style-name="P70">Dar permisos de lectura:</text:p>
          <text:p text:style-name="P14">sudo chmod 644 /var/www/html/principal.html</text:p>
        </text:list-item>
      </text:list>
      <text:p text:style-name="Horizontal_20_Line"/>
      <text:h text:style-name="Heading_20_4" text:outline-level="4"><text:span text:style-name="Strong_20_Emphasis">Ejercicio 5: Cambiar </text:span><text:span text:style-name="Strong_20_Emphasis"><text:span text:style-name="Source_20_Text">DocumentRoot</text:span></text:span><text:span text:style-name="Strong_20_Emphasis"> a </text:span><text:span text:style-name="Strong_20_Emphasis"><text:span text:style-name="Source_20_Text">/var/www/default</text:span></text:span></text:h>
      <text:list text:style-name="L6">
        <text:list-item>
          <text:p text:style-name="P74">Editar <text:span text:style-name="Source_20_Text">/etc/apache2/sites-available/000-default.conf</text:span>:</text:p>
          <text:p text:style-name="P16">DocumentRoot /var/www/default</text:p>
        </text:list-item>
        <text:list-item>
          <text:p text:style-name="P74">Crear el directorio y copiar permisos de <text:span text:style-name="Source_20_Text">/var/www/html</text:span>:</text:p>
          <text:p text:style-name="P15">sudo mkdir /var/www/default</text:p>
          <text:p text:style-name="P61"><text:span text:style-name="T3">sudo chown -R www-data:www-data /var/www/default/</text:span></text:p>
        </text:list-item>
        <text:list-item>
          <text:p text:style-name="P74">Verificar permisos:</text:p>
          <text:p text:style-name="P16">ls -ld /var/www/default <text:s/># Propietario y grupo deben ser iguales a /var/www/html</text:p>
        </text:list-item>
      </text:list>
      <text:p text:style-name="Horizontal_20_Line"/>
      <text:h text:style-name="Heading_20_4" text:outline-level="4"><text:span text:style-name="Strong_20_Emphasis">Ejercicio 6: Acceder a la IP pública</text:span></text:h>
      <text:list text:style-name="L7">
        <text:list-item>
          <text:p text:style-name="P75">Al visitar <text:span text:style-name="Source_20_Text">http://&lt;IP_Pública&gt;</text:span>, Apache intentará cargar <text:span text:style-name="Source_20_Text">/var/www/default/principal.html</text:span>.</text:p>
        </text:list-item>
        <text:list-item>
          <text:p text:style-name="P75">Si el archivo no existe, mostrará un error <text:span text:style-name="Strong_20_Emphasis">404 Not Found</text:span> o listará el directorio (dependiendo de <text:span text:style-name="Source_20_Text">Indexes</text:span>).</text:p>
        </text:list-item>
      </text:list>
      <text:p text:style-name="Horizontal_20_Line"/>
      <text:h text:style-name="Heading_20_4" text:outline-level="4"><text:span text:style-name="Strong_20_Emphasis">Ejercicio 7: Mensaje de error personalizado para 404</text:span></text:h>
      <text:p text:style-name="Text_20_body">Editar <text:span text:style-name="Source_20_Text">/etc/apache2/sites-available/000-default.conf</text:span>:</text:p>
      <text:p text:style-name="P65">apache</text:p>
      <text:p text:style-name="Text_20_body"><text:s/></text:p>
      <text:p text:style-name="P10"><text:soft-page-break/>ErrorDocument 404 "Lo sentimos, parece que la página solicitada no existe"</text:p>
      <text:p text:style-name="Text_20_body">Reiniciar Apache.</text:p>
      <text:p text:style-name="Horizontal_20_Line"/>
      <text:h text:style-name="Heading_20_4" text:outline-level="4"><text:span text:style-name="Strong_20_Emphasis">Ejercicio 8: Usar archivo "404.html"</text:span></text:h>
      <text:list text:style-name="L8">
        <text:list-item>
          <text:p text:style-name="P76">Crear <text:span text:style-name="Source_20_Text">/var/www/default/404.html</text:span> con el contenido deseado.</text:p>
        </text:list-item>
        <text:list-item>
          <text:p text:style-name="P76">Configurar:</text:p>
          <text:p text:style-name="P17">ErrorDocument 404 /404.html</text:p>
        </text:list-item>
        <text:list-item>
          <text:p text:style-name="P76">Reiniciar Apache.</text:p>
        </text:list-item>
      </text:list>
      <text:p text:style-name="Horizontal_20_Line"/>
      <text:h text:style-name="Heading_20_4" text:outline-level="4"><text:span text:style-name="Strong_20_Emphasis">Ejercicio 9: Redirigir error 404 a URL externa</text:span></text:h>
      <text:p text:style-name="P10">ErrorDocument 404 https://www.marvel.com/404</text:p>
      <text:p text:style-name="Horizontal_20_Line"/>
      <text:h text:style-name="Heading_20_4" text:outline-level="4"><text:span text:style-name="Strong_20_Emphasis">Ejercicio 10: Ubicación de los logs</text:span></text:h>
      <text:list text:style-name="L9">
        <text:list-item>
          <text:p text:style-name="P77"><text:span text:style-name="Strong_20_Emphasis">ErrorLog</text:span>: Consultar en <text:span text:style-name="Source_20_Text">/etc/apache2/sites-enabled/000-default.conf</text:span> (ej: <text:span text:style-name="Source_20_Text">ErrorLog ${APACHE_LOG_DIR}/error.log</text:span>).</text:p>
        </text:list-item>
        <text:list-item>
          <text:p text:style-name="P77"><text:span text:style-name="Strong_20_Emphasis">AccessLog</text:span>: Buscar <text:span text:style-name="Source_20_Text">CustomLog</text:span> en el mismo archivo (ej: <text:span text:style-name="Source_20_Text">CustomLog ${APACHE_LOG_DIR}/access.log combined</text:span>).</text:p>
        </text:list-item>
        <text:list-item>
          <text:p text:style-name="P77"><text:span text:style-name="Strong_20_Emphasis">Directorio de logs</text:span>: Definido en <text:span text:style-name="Source_20_Text">/etc/apache2/envvars</text:span> (variable <text:span text:style-name="Source_20_Text">APACHE_LOG_DIR</text:span>, por defecto <text:span text:style-name="Source_20_Text">/var/log/apache2</text:span>).</text:p>
        </text:list-item>
      </text:list>
      <text:p text:style-name="Horizontal_20_Line"/>
      <text:h text:style-name="Heading_20_3" text:outline-level="3"><text:span text:style-name="Strong_20_Emphasis">Notas Finales</text:span></text:h>
      <text:list text:style-name="L10">
        <text:list-item>
          <text:p text:style-name="P78"><text:span text:style-name="Strong_20_Emphasis">Reiniciar Apache</text:span> tras cada cambio: <text:span text:style-name="Source_20_Text">sudo systemctl restart apache2</text:span>.</text:p>
        </text:list-item>
        <text:list-item>
          <text:p text:style-name="P78"><text:span text:style-name="Strong_20_Emphasis">Limpiar caché del navegador</text:span>: <text:span text:style-name="Source_20_Text">Ctrl + F5</text:span>.</text:p>
        </text:list-item>
        <text:list-item>
          <text:p text:style-name="P78"><text:span text:style-name="Strong_20_Emphasis">Verificar sintaxis</text:span>: <text:span text:style-name="Source_20_Text">sudo apache2ctl configtest</text:span>.</text:p>
        </text:list-item>
      </text:list>
      <text:p text:style-name="Text_20_body">🚀 <text:span text:style-name="Strong_20_Emphasis">¡Configuración completada!</text:span> 🚀</text:p>
      <text:h text:style-name="P5" text:outline-level="3"><text:span text:style-name="Strong_20_Emphasis">Resolución de la Actividad 6.2: Directorios Virtuales y Redirecciones</text:span></text:h>
      <text:p text:style-name="Horizontal_20_Line"/>
      <text:h text:style-name="Heading_20_4" text:outline-level="4"><text:span text:style-name="Strong_20_Emphasis">Ejercicio 1: Crear el directorio </text:span><text:span text:style-name="Strong_20_Emphasis"><text:span text:style-name="Source_20_Text">/home/daw/notes</text:span></text:span><text:span text:style-name="Strong_20_Emphasis"> y el archivo </text:span><text:span text:style-name="Strong_20_Emphasis"><text:span text:style-name="Source_20_Text">notes1.html</text:span></text:span></text:h>
      <text:list text:style-name="L11">
        <text:list-item>
          <text:p text:style-name="P80">Crear el directorio y el archivo:</text:p>
          <text:p text:style-name="P18">sudo mkdir -p /home/daw/notes</text:p>
          <text:p text:style-name="P19">sudo nano /home/daw/notes/notes1.html</text:p>
        </text:list-item>
        <text:list-item>
          <text:p text:style-name="P80">Añadir contenido a <text:span text:style-name="Source_20_Text">notes1.html</text:span>:</text:p>
          <text:p text:style-name="P18">&lt;!DOCTYPE html&gt;</text:p>
          <text:p text:style-name="P18">&lt;html&gt;</text:p>
          <text:p text:style-name="P18"><text:s text:c="2"/>&lt;head&gt;&lt;title&gt;Notas DAW&lt;/title&gt;&lt;/head&gt;</text:p>
          <text:p text:style-name="P18"><text:s text:c="2"/>&lt;body&gt;</text:p>
          <text:p text:style-name="P18"><text:s text:c="4"/>&lt;h1&gt;Notas de Desarrollo de Aplicaciones Web&lt;/h1&gt;</text:p>
          <text:p text:style-name="P18"><text:s text:c="4"/>&lt;p&gt;Contenido de ejemplo para la actividad 6.2.&lt;/p&gt;</text:p>
          <text:p text:style-name="P18"><text:s text:c="2"/>&lt;/body&gt;</text:p>
          <text:p text:style-name="P19">&lt;/html&gt;</text:p>
        </text:list-item>
      </text:list>
      <text:list text:style-name="L12">
        <text:list-item text:start-value="2">
          <text:p text:style-name="P72">Run HTML</text:p>
        </text:list-item>
        <text:list-item>
          <text:p text:style-name="P81">Asignar permisos adecuados:</text:p>
          <text:p text:style-name="P20">sudo chown -R www-data:www-data /home/daw/notes <text:s/># Cambiar propietario y grupo a www-data</text:p>
          <text:p text:style-name="P21">sudo chmod -R 755 /home/daw/notes <text:s text:c="16"/># Permisos de lectura y ejecución</text:p>
        </text:list-item>
      </text:list>
      <text:p text:style-name="Horizontal_20_Line"/>
      <text:h text:style-name="Heading_20_4" text:outline-level="4"><text:span text:style-name="Strong_20_Emphasis">Ejercicio 2: Configurar Alias para </text:span><text:span text:style-name="Strong_20_Emphasis"><text:span text:style-name="Source_20_Text">/notes</text:span></text:span></text:h>
      <text:list text:style-name="L13">
        <text:list-item>
          <text:p text:style-name="P82">Editar el archivo de configuración del sitio web (<text:span text:style-name="Source_20_Text">/etc/apache2/sites-available/000-default.conf</text:span>):</text:p>
          <text:p text:style-name="P22">Alias /notes /home/daw/notes</text:p>
          <text:p text:style-name="P22">&lt;Directory "/home/daw/notes"&gt;</text:p>
          <text:p text:style-name="P22"><text:s text:c="4"/>Require all granted</text:p>
          <text:p text:style-name="P22"><text:s text:c="4"/>Options Indexes</text:p>
          <text:p text:style-name="P23">&lt;/Directory&gt;</text:p>
        </text:list-item>
        <text:list-item>
          <text:p text:style-name="P82">Guardar y cerrar el archivo.</text:p>
        </text:list-item>
      </text:list>
      <text:p text:style-name="Horizontal_20_Line"/>
      <text:h text:style-name="Heading_20_4" text:outline-level="4"><text:span text:style-name="Strong_20_Emphasis">Ejercicio 3: Reiniciar Apache y Probar</text:span></text:h>
      <text:list text:style-name="L14">
        <text:list-item>
          <text:p text:style-name="P83">Reiniciar Apache para aplicar cambios:</text:p>
          <text:p text:style-name="P24">sudo systemctl restart apache2</text:p>
        </text:list-item>
        <text:list-item>
          <text:p text:style-name="P83">Acceder desde el navegador a <text:span text:style-name="Source_20_Text">http://&lt;IP_Pública&gt;/notes/notes1.html</text:span>.</text:p>
          <text:list>
            <text:list-item>
              <text:p text:style-name="P83"><text:span text:style-name="Strong_20_Emphasis">Si funciona</text:span>: Se mostrará el contenido del archivo.</text:p>
            </text:list-item>
            <text:list-item>
              <text:p text:style-name="P83"><text:span text:style-name="Strong_20_Emphasis">Si falla</text:span>:</text:p>
              <text:list>
                <text:list-item>
                  <text:p text:style-name="P83">Verificar permisos del directorio y archivo.</text:p>
                </text:list-item>
                <text:list-item>
                  <text:p text:style-name="P83"><text:soft-page-break/>Revisar logs de Apache: <text:span text:style-name="Source_20_Text">tail -f /var/log/apache2/error.log</text:span>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Ejercicio 4: Configurar Redirección de </text:span><text:span text:style-name="Strong_20_Emphasis"><text:span text:style-name="Source_20_Text">/moodle</text:span></text:span></text:h>
      <text:list text:style-name="L15">
        <text:list-item>
          <text:p text:style-name="P84">Editar el archivo de configuración del sitio web (<text:span text:style-name="Source_20_Text">/etc/apache2/sites-available/000-default.conf</text:span>):</text:p>
          <text:p text:style-name="P26">Redirect permanent /moodle https://portal.edu.gva.es/aules</text:p>
          <text:list>
            <text:list-item>
              <text:p text:style-name="P84"><text:span text:style-name="Strong_20_Emphasis">Opcional</text:span>: Usar un contenedor <text:span text:style-name="Source_20_Text">&lt;Location&gt;</text:span> para mayor precisión:</text:p>
              <text:p text:style-name="P25">&lt;Location "/moodle"&gt;</text:p>
              <text:p text:style-name="P25"><text:s text:c="4"/>Redirect permanent "https://portal.edu.gva.es/aules"</text:p>
              <text:p text:style-name="P26">&lt;/Location&gt;</text:p>
            </text:list-item>
          </text:list>
        </text:list-item>
        <text:list-item>
          <text:p text:style-name="P84">Reiniciar Apache:</text:p>
          <text:p text:style-name="P26">sudo systemctl restart apache2</text:p>
        </text:list-item>
        <text:list-item>
          <text:p text:style-name="P84">Probar la redirección:</text:p>
          <text:list>
            <text:list-item>
              <text:p text:style-name="P84">Acceder a <text:span text:style-name="Source_20_Text">http://&lt;IP_Pública&gt;/moodle</text:span>.</text:p>
            </text:list-item>
            <text:list-item>
              <text:p text:style-name="P84"><text:span text:style-name="Strong_20_Emphasis">Resultado esperado</text:span>: El navegador redirigirá automáticamente a <text:span text:style-name="Source_20_Text">https://portal.edu.gva.es/aules</text:span>.</text:p>
            </text:list-item>
          </text:list>
        </text:list-item>
      </text:list>
      <text:p text:style-name="Horizontal_20_Line"/>
      <text:p text:style-name="Text_20_body">🚀 <text:span text:style-name="Strong_20_Emphasis">¡Configuración completada con éxito!</text:span> 🚀</text:p>
      <text:p text:style-name="Text_20_body"/>
      <text:h text:style-name="P7" text:outline-level="3"><text:span text:style-name="Strong_20_Emphasis">Respuestas a la Actividad 6.3: Control de Accesos</text:span></text:h>
      <text:p text:style-name="Horizontal_20_Line"/>
      <text:h text:style-name="Heading_20_4" text:outline-level="4"><text:span text:style-name="Strong_20_Emphasis">Ejercicio 1: Análisis de Configuración</text:span></text:h>
      <text:p text:style-name="Text_20_body"><text:span text:style-name="Strong_20_Emphasis">Configuración dada:</text:span></text:p>
      <text:p text:style-name="Preformatted_20_Text">&lt;Directory /var/www/&gt;</text:p>
      <text:p text:style-name="Preformatted_20_Text"><text:s text:c="4"/>&lt;RequireAny&gt;</text:p>
      <text:p text:style-name="Preformatted_20_Text"><text:s text:c="8"/>Require ip 192.168.1.0/24</text:p>
      <text:p text:style-name="Preformatted_20_Text"><text:s text:c="8"/>Require ip 127</text:p>
      <text:p text:style-name="Preformatted_20_Text"><text:s text:c="4"/>&lt;/RequireAny&gt;</text:p>
      <text:p text:style-name="P10">&lt;/Directory&gt;</text:p>
      <text:p text:style-name="Text_20_body"><text:span text:style-name="Strong_20_Emphasis">a. ¿Se puede acceder desde </text:span><text:span text:style-name="Strong_20_Emphasis"><text:span text:style-name="Source_20_Text">12.3.4.5</text:span></text:span><text:span text:style-name="Strong_20_Emphasis">?</text:span></text:p>
      <text:list text:style-name="L17">
        <text:list-item>
          <text:p text:style-name="P85"><text:span text:style-name="Strong_20_Emphasis">No</text:span>. La IP <text:span text:style-name="Source_20_Text">12.3.4.5</text:span> no pertenece a la red <text:span text:style-name="Source_20_Text">192.168.1.0/24</text:span> ni empieza con <text:span text:style-name="Source_20_Text">127</text:span>.</text:p>
        </text:list-item>
      </text:list>
      <text:p text:style-name="Text_20_body"><text:span text:style-name="Strong_20_Emphasis">b. ¿Se puede acceder desde </text:span><text:span text:style-name="Strong_20_Emphasis"><text:span text:style-name="Source_20_Text">127.159.235.255</text:span></text:span><text:span text:style-name="Strong_20_Emphasis">?</text:span></text:p>
      <text:list text:style-name="L18">
        <text:list-item>
          <text:p text:style-name="P86"><text:span text:style-name="Strong_20_Emphasis">Sí</text:span>. La IP comienza con <text:span text:style-name="Source_20_Text">127</text:span>, lo que coincide con <text:span text:style-name="Source_20_Text">Require ip 127</text:span>.</text:p>
        </text:list-item>
      </text:list>
      <text:p text:style-name="Text_20_body"><text:span text:style-name="Strong_20_Emphasis">c. ¿Se puede acceder desde </text:span><text:span text:style-name="Strong_20_Emphasis"><text:span text:style-name="Source_20_Text">192.168.1.152</text:span></text:span><text:span text:style-name="Strong_20_Emphasis">?</text:span></text:p>
      <text:list text:style-name="L19">
        <text:list-item>
          <text:p text:style-name="P87"><text:span text:style-name="Strong_20_Emphasis">Sí</text:span>. Pertenece a la red <text:span text:style-name="Source_20_Text">192.168.1.0/24</text:span>.</text:p>
        </text:list-item>
      </text:list>
      <text:p text:style-name="Horizontal_20_Line"/>
      <text:h text:style-name="Heading_20_4" text:outline-level="4"><text:span text:style-name="Strong_20_Emphasis">Ejercicio 2: Denegar Acceso a </text:span><text:span text:style-name="Strong_20_Emphasis"><text:span text:style-name="Source_20_Text">www.example.com</text:span></text:span></text:h>
      <text:p text:style-name="Preformatted_20_Text">&lt;Directory /var/www&gt;</text:p>
      <text:p text:style-name="Preformatted_20_Text"><text:s text:c="4"/>&lt;RequireAll&gt;</text:p>
      <text:p text:style-name="Preformatted_20_Text"><text:s text:c="8"/>Require all granted</text:p>
      <text:p text:style-name="Preformatted_20_Text"><text:s text:c="8"/>Require not host www.example.com</text:p>
      <text:p text:style-name="Preformatted_20_Text"><text:s text:c="4"/>&lt;/RequireAll&gt;</text:p>
      <text:p text:style-name="P10">&lt;/Directory&gt;</text:p>
      <text:p text:style-name="Horizontal_20_Line"/>
      <text:h text:style-name="Heading_20_4" text:outline-level="4"><text:span text:style-name="Strong_20_Emphasis">Ejercicio 3: Permitir Red </text:span><text:span text:style-name="Strong_20_Emphasis"><text:span text:style-name="Source_20_Text">192.168.0.0</text:span></text:span><text:span text:style-name="Strong_20_Emphasis"> Excepto </text:span><text:span text:style-name="Strong_20_Emphasis"><text:span text:style-name="Source_20_Text">192.168.5.5</text:span></text:span></text:h>
      <text:p text:style-name="Preformatted_20_Text">&lt;Directory /var/www&gt;</text:p>
      <text:p text:style-name="Preformatted_20_Text"><text:s text:c="4"/>&lt;RequireAll&gt;</text:p>
      <text:p text:style-name="Preformatted_20_Text"><text:s text:c="8"/>Require ip 192.168.0.0/16</text:p>
      <text:p text:style-name="Preformatted_20_Text"><text:s text:c="8"/>Require not ip 192.168.5.5</text:p>
      <text:p text:style-name="Preformatted_20_Text"><text:s text:c="4"/>&lt;/RequireAll&gt;</text:p>
      <text:p text:style-name="P10">&lt;/Directory&gt;</text:p>
      <text:p text:style-name="Horizontal_20_Line"/>
      <text:h text:style-name="Heading_20_4" text:outline-level="4"><text:span text:style-name="Strong_20_Emphasis">Ejercicio 4: Denegar Acceso a </text:span><text:span text:style-name="Strong_20_Emphasis"><text:span text:style-name="Source_20_Text">/var/www</text:span></text:span></text:h>
      <text:list text:style-name="L20">
        <text:list-item>
          <text:p text:style-name="P88"><text:span text:style-name="Strong_20_Emphasis">Modificar configuración</text:span> en <text:span text:style-name="Source_20_Text">/etc/apache2/sites-available/000-default.conf</text:span>:</text:p>
          <text:p text:style-name="P27">&lt;Directory /var/www&gt;</text:p>
          <text:p text:style-name="P27"><text:s text:c="4"/>Require all denied</text:p>
          <text:p text:style-name="P28">&lt;/Directory&gt;</text:p>
        </text:list-item>
        <text:list-item>
          <text:p text:style-name="P88"><text:soft-page-break/><text:span text:style-name="Strong_20_Emphasis">Reiniciar Apache</text:span> y verificar acceso denegado (error <text:span text:style-name="Strong_20_Emphasis">403</text:span>).</text:p>
        </text:list-item>
        <text:list-item>
          <text:p text:style-name="P88"><text:span text:style-name="Strong_20_Emphasis">Restaurar configuración</text:span>:</text:p>
          <text:p text:style-name="P27">&lt;Directory /var/www&gt;</text:p>
          <text:p text:style-name="P27"><text:s text:c="4"/>Require all granted</text:p>
          <text:p text:style-name="P28">&lt;/Directory&gt;</text:p>
        </text:list-item>
      </text:list>
      <text:p text:style-name="Horizontal_20_Line"/>
      <text:h text:style-name="Heading_20_4" text:outline-level="4"><text:span text:style-name="Strong_20_Emphasis">Ejercicio 5: Denegar Acceso a tu IP Pública</text:span></text:h>
      <text:list text:style-name="L21">
        <text:list-item>
          <text:p text:style-name="P89"><text:span text:style-name="Strong_20_Emphasis">Obtener IP pública</text:span> (ej: <text:span text:style-name="Source_20_Text">123.45.67.89</text:span>).</text:p>
        </text:list-item>
        <text:list-item>
          <text:p text:style-name="P89"><text:span text:style-name="Strong_20_Emphasis">Modificar configuración</text:span>:</text:p>
          <text:p text:style-name="P29">&lt;Directory /var/www&gt;</text:p>
          <text:p text:style-name="P29"><text:s text:c="4"/>&lt;RequireAll&gt;</text:p>
          <text:p text:style-name="P29"><text:s text:c="8"/>Require all granted</text:p>
          <text:p text:style-name="P29"><text:s text:c="8"/>Require not ip 123.45.67.89</text:p>
          <text:p text:style-name="P29"><text:s text:c="4"/>&lt;/RequireAll&gt;</text:p>
          <text:p text:style-name="P30">&lt;/Directory&gt;</text:p>
        </text:list-item>
        <text:list-item>
          <text:p text:style-name="P89"><text:span text:style-name="Strong_20_Emphasis">Probar desde otro dispositivo</text:span>: Acceso denegado para tu IP, permitido para otros.</text:p>
        </text:list-item>
      </text:list>
      <text:p text:style-name="Horizontal_20_Line"/>
      <text:h text:style-name="Heading_20_4" text:outline-level="4"><text:span text:style-name="Strong_20_Emphasis">Ejercicio 6: Permitir Solo tu IP Pública</text:span></text:h>
      <text:p text:style-name="Preformatted_20_Text">&lt;Directory /var/www&gt;</text:p>
      <text:p text:style-name="Preformatted_20_Text"><text:s text:c="4"/>Require ip 123.45.67.89 <text:s/># Reemplazar con tu IP</text:p>
      <text:p text:style-name="P10">&lt;/Directory&gt;</text:p>
      <text:p text:style-name="Horizontal_20_Line"/>
      <text:h text:style-name="Heading_20_4" text:outline-level="4"><text:span text:style-name="Strong_20_Emphasis">Ejercicio 7: Restaurar Acceso para Todos</text:span></text:h>
      <text:p text:style-name="Preformatted_20_Text">&lt;Directory /var/www&gt;</text:p>
      <text:p text:style-name="Preformatted_20_Text"><text:s text:c="4"/>Require all granted</text:p>
      <text:p text:style-name="P10">&lt;/Directory&gt;</text:p>
      <text:p text:style-name="Horizontal_20_Line"/>
      <text:h text:style-name="Heading_20_3" text:outline-level="3"><text:span text:style-name="Strong_20_Emphasis">Notas Importantes</text:span></text:h>
      <text:list text:style-name="L22">
        <text:list-item>
          <text:p text:style-name="P90"><text:span text:style-name="Strong_20_Emphasis">Reiniciar Apache</text:span> después de cada cambio:</text:p>
          <text:p text:style-name="P31">sudo systemctl restart apache2</text:p>
        </text:list-item>
        <text:list-item>
          <text:p text:style-name="P90"><text:span text:style-name="Strong_20_Emphasis">Verificar sintaxis</text:span>:</text:p>
          <text:p text:style-name="P31">sudo apache2ctl configtest</text:p>
        </text:list-item>
        <text:list-item>
          <text:p text:style-name="P90"><text:span text:style-name="Strong_20_Emphasis">Módulos necesarios</text:span>:</text:p>
          <text:list>
            <text:list-item>
              <text:p text:style-name="P90">Asegurarse de que <text:span text:style-name="Source_20_Text">authz_core</text:span> y <text:span text:style-name="Source_20_Text">authz_host</text:span> estén habilitados:</text:p>
              <text:p text:style-name="P31">sudo a2enmod authz_core authz_host</text:p>
            </text:list-item>
          </text:list>
        </text:list-item>
      </text:list>
      <text:p text:style-name="P111">🚀 <text:span text:style-name="Strong_20_Emphasis">¡Configuración completada correctamente!</text:span> 🚀</text:p>
      <text:h text:style-name="P8" text:outline-level="3"><text:span text:style-name="Strong_20_Emphasis">Respuesta a la Actividad 6.4: Autorización de Acceso a Páginas Privadas</text:span></text:h>
      <text:p text:style-name="Horizontal_20_Line"/>
      <text:h text:style-name="Heading_20_4" text:outline-level="4"><text:span text:style-name="Strong_20_Emphasis">Ejercicio 2.1: Autorización Básica de Usuarios</text:span></text:h>
      <text:list text:style-name="L23">
        <text:list-item>
          <text:p text:style-name="P91"><text:span text:style-name="Strong_20_Emphasis">Crear directorio y archivo de prueba</text:span>:</text:p>
          <text:p text:style-name="P32">sudo mkdir -p /var/www/html/restricted</text:p>
          <text:p text:style-name="P33">sudo nano /var/www/html/restricted/intranet.html</text:p>
          <text:list>
            <text:list-item>
              <text:p text:style-name="P91">Contenido de <text:span text:style-name="Source_20_Text">intranet.html</text:span>:</text:p>
              <text:p text:style-name="P32">&lt;!DOCTYPE html&gt;</text:p>
              <text:p text:style-name="P32">&lt;html&gt;</text:p>
              <text:p text:style-name="P32"><text:s text:c="2"/>&lt;head&gt;&lt;title&gt;Intranet&lt;/title&gt;&lt;/head&gt;</text:p>
              <text:p text:style-name="P32"><text:s text:c="2"/>&lt;body&gt;&lt;h1&gt;Bienvenido a la Intranet&lt;/h1&gt;&lt;/body&gt;</text:p>
              <text:p text:style-name="P33">&lt;/html&gt;</text:p>
            </text:list-item>
          </text:list>
        </text:list-item>
      </text:list>
      <text:list text:style-name="L24">
        <text:list-item>
          <text:list>
            <text:list-item>
              <text:p text:style-name="P73">Run HTML</text:p>
            </text:list-item>
          </text:list>
        </text:list-item>
        <text:list-item>
          <text:p text:style-name="P92"><text:span text:style-name="Strong_20_Emphasis">Crear archivo de usuarios con </text:span><text:span text:style-name="Strong_20_Emphasis"><text:span text:style-name="Source_20_Text">htpasswd</text:span></text:span>:</text:p>
          <text:p text:style-name="P34">sudo htpasswd -c /etc/apache2/.htpasswd usu1 <text:s/># Contraseña: usu1</text:p>
          <text:p text:style-name="P35">sudo htpasswd /etc/apache2/.htpasswd usu2 <text:s text:c="4"/># Contraseña: usu2</text:p>
        </text:list-item>
        <text:list-item>
          <text:p text:style-name="P92"><text:span text:style-name="Strong_20_Emphasis">Modificar </text:span><text:span text:style-name="Strong_20_Emphasis"><text:span text:style-name="Source_20_Text">/etc/apache2/sites-available/000-default.conf</text:span></text:span>:</text:p>
          <text:p text:style-name="P34">&lt;Directory "/var/www/html/restricted"&gt;</text:p>
          <text:p text:style-name="P34"><text:s text:c="4"/>AuthType Basic</text:p>
          <text:p text:style-name="P34"><text:s text:c="4"/>AuthName "Acceso Restringido"</text:p>
          <text:p text:style-name="P34"><text:s text:c="4"/>AuthUserFile /etc/apache2/.htpasswd</text:p>
          <text:p text:style-name="P34"><text:s text:c="4"/>Require user usu1</text:p>
          <text:p text:style-name="P35">&lt;/Directory&gt;</text:p>
        </text:list-item>
        <text:list-item>
          <text:p text:style-name="P92"><text:span text:style-name="Strong_20_Emphasis">Reiniciar Apache y probar</text:span>:</text:p>
          <text:p text:style-name="P35">sudo systemctl restart apache2</text:p>
          <text:list>
            <text:list-item>
              <text:p text:style-name="P92">Acceder a <text:span text:style-name="Source_20_Text">http://&lt;IP_Pública&gt;/restricted/intranet.html</text:span>.</text:p>
            </text:list-item>
            <text:list-item>
              <text:p text:style-name="P92"><text:span text:style-name="Strong_20_Emphasis">Resultado</text:span>: Solo <text:span text:style-name="Source_20_Text">usu1</text:span> puede ingresar (usuario: <text:span text:style-name="Source_20_Text">usu1</text:span>, contraseña: <text:span text:style-name="Source_20_Text">usu1</text:span>).</text:p>
            </text:list-item>
          </text:list>
        </text:list-item>
      </text:list>
      <text:p text:style-name="Horizontal_20_Line"/>
      <text:h text:style-name="Heading_20_4" text:outline-level="4"><text:span text:style-name="Strong_20_Emphasis">Ejercicio 2.2: Autorización Básica de Grupos</text:span></text:h>
      <text:list text:style-name="L25">
        <text:list-item>
          <text:p text:style-name="P93"><text:span text:style-name="Strong_20_Emphasis">Activar módulo </text:span><text:span text:style-name="Strong_20_Emphasis"><text:span text:style-name="Source_20_Text">auth_groupfile</text:span></text:span>:</text:p>
          <text:p text:style-name="P36">sudo a2enmod authz_groupfile</text:p>
          <text:p text:style-name="P37">sudo systemctl restart apache2</text:p>
        </text:list-item>
        <text:list-item>
          <text:p text:style-name="P93"><text:span text:style-name="Strong_20_Emphasis">Crear archivo de grupos</text:span>:</text:p>
          <text:p text:style-name="P37">sudo nano /etc/apache2/.htgroup</text:p>
          <text:list>
            <text:list-item>
              <text:p text:style-name="P93">Contenido:</text:p>
              <text:p text:style-name="P94"><text:s/></text:p>
              <text:p text:style-name="P93"><text:s/></text:p>
              <text:p text:style-name="P37"><text:soft-page-break/>intranet: usu1 usu2</text:p>
            </text:list-item>
          </text:list>
        </text:list-item>
        <text:list-item>
          <text:p text:style-name="P93"><text:span text:style-name="Strong_20_Emphasis">Modificar configuración</text:span>:</text:p>
          <text:p text:style-name="P36">&lt;Directory "/var/www/html/restricted"&gt;</text:p>
          <text:p text:style-name="P36"><text:s text:c="4"/>AuthType Basic</text:p>
          <text:p text:style-name="P36"><text:s text:c="4"/>AuthName "Acceso Restringido"</text:p>
          <text:p text:style-name="P36"><text:s text:c="4"/>AuthUserFile /etc/apache2/.htpasswd</text:p>
          <text:p text:style-name="P36"><text:s text:c="4"/>AuthGroupFile /etc/apache2/.htgroup</text:p>
          <text:p text:style-name="P36"><text:s text:c="4"/>Require group intranet</text:p>
          <text:p text:style-name="P37">&lt;/Directory&gt;</text:p>
        </text:list-item>
        <text:list-item>
          <text:p text:style-name="P93"><text:span text:style-name="Strong_20_Emphasis">Reiniciar y probar</text:span>:</text:p>
          <text:p text:style-name="P37">sudo systemctl restart apache2</text:p>
          <text:list>
            <text:list-item>
              <text:p text:style-name="P93"><text:span text:style-name="Strong_20_Emphasis">Resultado</text:span>: Tanto <text:span text:style-name="Source_20_Text">usu1</text:span> como <text:span text:style-name="Source_20_Text">usu2</text:span> pueden acceder.</text:p>
            </text:list-item>
          </text:list>
        </text:list-item>
      </text:list>
      <text:p text:style-name="Horizontal_20_Line"/>
      <text:h text:style-name="Heading_20_4" text:outline-level="4"><text:span text:style-name="Strong_20_Emphasis">Ejercicio 2.3: Autorización Digest</text:span></text:h>
      <text:list text:style-name="L26">
        <text:list-item>
          <text:p text:style-name="P95"><text:span text:style-name="Strong_20_Emphasis">Activar módulo </text:span><text:span text:style-name="Strong_20_Emphasis"><text:span text:style-name="Source_20_Text">auth_digest</text:span></text:span>:</text:p>
          <text:p text:style-name="P38">sudo a2enmod auth_digest</text:p>
          <text:p text:style-name="P39">sudo systemctl restart apache2</text:p>
        </text:list-item>
        <text:list-item>
          <text:p text:style-name="P95"><text:span text:style-name="Strong_20_Emphasis">Crear archivo de usuarios con </text:span><text:span text:style-name="Strong_20_Emphasis"><text:span text:style-name="Source_20_Text">htdigest</text:span></text:span>:</text:p>
          <text:p text:style-name="P38">sudo htdigest -c /etc/apache2/.d_users daw d_usu1 <text:s/># Contraseña: d_usu1</text:p>
          <text:p text:style-name="P39">sudo htdigest /etc/apache2/.d_users daw d_usu2 <text:s text:c="4"/># Contraseña: d_usu2</text:p>
        </text:list-item>
        <text:list-item>
          <text:p text:style-name="P95"><text:span text:style-name="Strong_20_Emphasis">Modificar configuración</text:span>:</text:p>
          <text:p text:style-name="P38">&lt;Directory "/var/www/html/restricted"&gt;</text:p>
          <text:p text:style-name="P38"><text:s text:c="4"/>AuthType Digest</text:p>
          <text:p text:style-name="P38"><text:s text:c="4"/>AuthName "daw"</text:p>
          <text:p text:style-name="P38"><text:s text:c="4"/>AuthUserFile /etc/apache2/.d_users</text:p>
          <text:p text:style-name="P38"><text:s text:c="4"/>Require user d_usu1</text:p>
          <text:p text:style-name="P39">&lt;/Directory&gt;</text:p>
        </text:list-item>
        <text:list-item>
          <text:p text:style-name="P95"><text:span text:style-name="Strong_20_Emphasis">Reiniciar y probar</text:span>:</text:p>
          <text:p text:style-name="P39">sudo systemctl restart apache2</text:p>
          <text:list>
            <text:list-item>
              <text:p text:style-name="P95"><text:span text:style-name="Strong_20_Emphasis">Resultado</text:span>: Solo <text:span text:style-name="Source_20_Text">d_usu1</text:span> puede acceder (usuario: <text:span text:style-name="Source_20_Text">d_usu1</text:span>, contraseña: <text:span text:style-name="Source_20_Text">d_usu1</text:span>).</text:p>
            </text:list-item>
          </text:list>
        </text:list-item>
      </text:list>
      <text:p text:style-name="Horizontal_20_Line"/>
      <text:h text:style-name="Heading_20_3" text:outline-level="3"><text:span text:style-name="Strong_20_Emphasis">Notas Adicionales</text:span></text:h>
      <text:list text:style-name="L27">
        <text:list-item>
          <text:p text:style-name="P96"><text:span text:style-name="Strong_20_Emphasis">Verificar sintaxis de Apache</text:span>:</text:p>
          <text:p text:style-name="P41">sudo apache2ctl configtest</text:p>
        </text:list-item>
        <text:list-item>
          <text:p text:style-name="P96"><text:span text:style-name="Strong_20_Emphasis">Permisos de archivos</text:span>:</text:p>
          <text:list>
            <text:list-item>
              <text:p text:style-name="P96">Asegurar que los archivos <text:span text:style-name="Source_20_Text">.htpasswd</text:span>, <text:span text:style-name="Source_20_Text">.htgroup</text:span>, y <text:span text:style-name="Source_20_Text">.d_users</text:span> sean accesibles por <text:span text:style-name="Source_20_Text">www-data</text:span>:</text:p>
              <text:p text:style-name="P97"><text:soft-page-break/><text:s/></text:p>
              <text:p text:style-name="P96"><text:s/></text:p>
              <text:p text:style-name="P40">sudo chown www-data:www-data /etc/apache2/.ht*</text:p>
              <text:p text:style-name="P41">sudo chmod 640 /etc/apache2/.ht*</text:p>
            </text:list-item>
          </text:list>
        </text:list-item>
        <text:list-item>
          <text:p text:style-name="P96"><text:span text:style-name="Strong_20_Emphasis">Enlace en </text:span><text:span text:style-name="Strong_20_Emphasis"><text:span text:style-name="Source_20_Text">index.html</text:span></text:span>:</text:p>
          <text:p text:style-name="P41">&lt;a href="/restricted/intranet.html"&gt;Acceso a la Intranet&lt;/a&gt;</text:p>
        </text:list-item>
      </text:list>
      <text:p text:style-name="Text_20_body">🚀 <text:span text:style-name="Strong_20_Emphasis">¡Configuración completada con éxito!</text:span> 🚀</text:p>
      <text:p text:style-name="P79"/>
      <text:h text:style-name="P6" text:outline-level="3"><text:span text:style-name="Strong_20_Emphasis">Respuesta a la Actividad 6.5: Hosting Virtual</text:span></text:h>
      <text:p text:style-name="Horizontal_20_Line"/>
      <text:h text:style-name="Heading_20_4" text:outline-level="4"><text:span text:style-name="Strong_20_Emphasis">1. Crear directorios y archivos HTML</text:span></text:h>
      <text:p text:style-name="Preformatted_20_Text"># Crear directorios para los sitios web</text:p>
      <text:p text:style-name="Preformatted_20_Text">sudo mkdir -p /var/www/dam</text:p>
      <text:p text:style-name="Preformatted_20_Text">sudo mkdir -p /var/www/daw</text:p>
      <text:p text:style-name="Preformatted_20_Text"/>
      <text:p text:style-name="Preformatted_20_Text"># Crear archivos HTML en cada directorio</text:p>
      <text:p text:style-name="Preformatted_20_Text">echo "&lt;h1&gt;Página de DAM&lt;/h1&gt;" | sudo tee /var/www/dam/dam.html</text:p>
      <text:p text:style-name="P10">echo "&lt;h1&gt;Página de DAW&lt;/h1&gt;" | sudo tee /var/www/daw/daw.html</text:p>
      <text:p text:style-name="Horizontal_20_Line"/>
      <text:h text:style-name="Heading_20_4" text:outline-level="4"><text:span text:style-name="Strong_20_Emphasis">2. Configurar archivos de Virtual Hosts</text:span></text:h>
      <text:p text:style-name="Text_20_body"><text:span text:style-name="Strong_20_Emphasis">a. Archivo </text:span><text:span text:style-name="Strong_20_Emphasis"><text:span text:style-name="Source_20_Text">dam.conf</text:span></text:span><text:span text:style-name="Strong_20_Emphasis"> (para dam.android.ios):</text:span></text:p>
      <text:p text:style-name="Preformatted_20_Text">sudo cp /etc/apache2/sites-available/000-default.conf /etc/apache2/sites-available/dam.conf</text:p>
      <text:p text:style-name="P10">sudo nano /etc/apache2/sites-available/dam.conf</text:p>
      <text:list text:style-name="L29">
        <text:list-item>
          <text:p text:style-name="P98"><text:span text:style-name="Strong_20_Emphasis">Contenido</text:span>:</text:p>
          <text:p text:style-name="P42">&lt;VirtualHost *:80&gt;</text:p>
          <text:p text:style-name="P42"><text:s text:c="4"/>ServerName dam.android.ios</text:p>
          <text:p text:style-name="P42"><text:s text:c="4"/>DocumentRoot /var/www/dam</text:p>
          <text:p text:style-name="P42"><text:s text:c="4"/>DirectoryIndex dam.html</text:p>
          <text:p text:style-name="P42"><text:s text:c="4"/>ErrorDocument 404 "dam.android.ios no contiene esta información"</text:p>
          <text:p text:style-name="P43">&lt;/VirtualHost&gt;</text:p>
        </text:list-item>
      </text:list>
      <text:p text:style-name="Text_20_body"><text:span text:style-name="Strong_20_Emphasis">b. Archivo </text:span><text:span text:style-name="Strong_20_Emphasis"><text:span text:style-name="Source_20_Text">daw.conf</text:span></text:span><text:span text:style-name="Strong_20_Emphasis"> (para daw.web):</text:span></text:p>
      <text:p text:style-name="Preformatted_20_Text">sudo cp /etc/apache2/sites-available/000-default.conf /etc/apache2/sites-available/daw.conf</text:p>
      <text:p text:style-name="P10">sudo nano /etc/apache2/sites-available/daw.conf</text:p>
      <text:list text:style-name="L30">
        <text:list-item>
          <text:p text:style-name="P99"><text:span text:style-name="Strong_20_Emphasis">Contenido</text:span>:</text:p>
          <text:p text:style-name="P44">&lt;VirtualHost *:80&gt;</text:p>
          <text:p text:style-name="P44"><text:s text:c="4"/>ServerName daw.web</text:p>
          <text:p text:style-name="P44"><text:s text:c="4"/>ServerAlias www.daw.web</text:p>
          <text:p text:style-name="P44"><text:s text:c="4"/>DocumentRoot /var/www/daw</text:p>
          <text:p text:style-name="P44"><text:s text:c="4"/>DirectoryIndex daw.html</text:p>
          <text:p text:style-name="P45">&lt;/VirtualHost&gt;</text:p>
        </text:list-item>
      </text:list>
      <text:p text:style-name="Horizontal_20_Line"/>
      <text:h text:style-name="Heading_20_4" text:outline-level="4"><text:span text:style-name="Strong_20_Emphasis">3. Habilitar sitios y deshabilitar el sitio por defecto</text:span></text:h>
      <text:p text:style-name="Text_20_body"><text:span text:style-name="Strong_20_Emphasis"/></text:p>
      <text:p text:style-name="Preformatted_20_Text"># Habilitar sitios</text:p>
      <text:p text:style-name="Preformatted_20_Text">sudo a2ensite dam.conf</text:p>
      <text:p text:style-name="Preformatted_20_Text">sudo a2ensite daw.conf</text:p>
      <text:p text:style-name="Preformatted_20_Text"/>
      <text:p text:style-name="Preformatted_20_Text"># Deshabilitar sitio por defecto</text:p>
      <text:p text:style-name="Preformatted_20_Text"><text:soft-page-break/>sudo a2dissite 000-default.conf</text:p>
      <text:p text:style-name="Preformatted_20_Text"/>
      <text:p text:style-name="Preformatted_20_Text"># Reiniciar Apache</text:p>
      <text:p text:style-name="P10">sudo systemctl restart apache2</text:p>
      <text:p text:style-name="Horizontal_20_Line"/>
      <text:h text:style-name="Heading_20_4" text:outline-level="4"><text:span text:style-name="Strong_20_Emphasis">4. Configurar el archivo hosts en el cliente</text:span></text:h>
      <text:list text:style-name="L31">
        <text:list-item>
          <text:p text:style-name="P100"><text:span text:style-name="Strong_20_Emphasis">En Windows</text:span>:</text:p>
          <text:list>
            <text:list-item>
              <text:p text:style-name="P100">Abrir <text:span text:style-name="Source_20_Text">C:\Windows\System32\drivers\etc\hosts</text:span> como administrador.</text:p>
            </text:list-item>
            <text:list-item>
              <text:p text:style-name="P100">Añadir:</text:p>
              <text:p text:style-name="P46">44.212.62.19 dam.android.ios daw.web www.daw.web</text:p>
            </text:list-item>
            <text:list-item>
              <text:p text:style-name="P100">Guardar y ejecutar en CMD: <text:span text:style-name="Source_20_Text">ipconfig /flushdns</text:span>.</text:p>
            </text:list-item>
          </text:list>
        </text:list-item>
        <text:list-item>
          <text:p text:style-name="P100"><text:span text:style-name="Strong_20_Emphasis">En Linux/Mac</text:span>:</text:p>
          <text:list>
            <text:list-item text:start-value="1">
              <text:p text:style-name="P100">Editar <text:span text:style-name="Source_20_Text">/etc/hosts</text:span>:</text:p>
              <text:p text:style-name="P46"><text:span text:style-name="T4">[ip-machine]</text:span> dam.android.ios daw.web www.daw.web</text:p>
            </text:list-item>
            <text:list-item>
              <text:p text:style-name="P100">Guardar y ejecutar: <text:span text:style-name="Source_20_Text">sudo systemctl restart network-manager</text:span> (Linux)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Probar los sitios web</text:span></text:h>
      <text:list text:style-name="L32">
        <text:list-item>
          <text:p text:style-name="P101">Acceder en el navegador:</text:p>
          <text:list>
            <text:list-item>
              <text:p text:style-name="P101"><text:span text:style-name="Strong_20_Emphasis">dam.android.ios</text:span>: Debe mostrar "Página de DAM".</text:p>
            </text:list-item>
            <text:list-item>
              <text:p text:style-name="P101"><text:span text:style-name="Strong_20_Emphasis">daw.web</text:span> o <text:a xlink:type="simple" xlink:href="http://www.daw.web/" office:target-frame-name="_blank" xlink:show="new" text:style-name="Internet_20_link" text:visited-style-name="Visited_20_Internet_20_Link"><text:span text:style-name="Strong_20_Emphasis">www.daw.web</text:span></text:a>: Debe mostrar "Página de DAW".</text:p>
            </text:list-item>
            <text:list-item>
              <text:p text:style-name="P101"><text:span text:style-name="Strong_20_Emphasis">IP del servidor</text:span>: Debe redirigir a dam.android.ios (por orden alfabético de archivos de configuración).</text:p>
            </text:list-item>
          </text:list>
        </text:list-item>
      </text:list>
      <text:p text:style-name="Horizontal_20_Line"/>
      <text:h text:style-name="Heading_20_4" text:outline-level="4"><text:span text:style-name="Strong_20_Emphasis">Notas Adicionales</text:span></text:h>
      <text:list text:style-name="L33">
        <text:list-item>
          <text:p text:style-name="P102"><text:span text:style-name="Strong_20_Emphasis">Verificar logs de Apache</text:span> si hay errores:</text:p>
          <text:p text:style-name="P48">tail -f /var/log/apache2/error.log</text:p>
        </text:list-item>
        <text:list-item>
          <text:p text:style-name="P102"><text:span text:style-name="Strong_20_Emphasis">Permisos de directorios</text:span>: </text:p>
          <text:p text:style-name="P47">sudo chown -R www-data:www-data /var/www/dam /var/www/daw</text:p>
          <text:p text:style-name="P48">sudo chmod -R 755 /var/www/dam /var/www/daw</text:p>
        </text:list-item>
      </text:list>
      <text:p text:style-name="Text_20_body">🚀 <text:span text:style-name="Strong_20_Emphasis">¡Hosting virtual configurado correctamente!</text:span> 🚀</text:p>
      <text:p text:style-name="Text_20_body"/>
      <text:h text:style-name="P7" text:outline-level="3"><text:span text:style-name="Strong_20_Emphasis">Respuesta a la Actividad 6.6: Trabajando con Módulos</text:span></text:h>
      <text:p text:style-name="Horizontal_20_Line"/>
      <text:h text:style-name="Heading_20_4" text:outline-level="4"><text:span text:style-name="Strong_20_Emphasis">Ejercicio 1: Configurar el Módulo Status</text:span></text:h>
      <text:list text:style-name="L34">
        <text:list-item>
          <text:p text:style-name="P103"><text:span text:style-name="Strong_20_Emphasis">Habilitar el módulo </text:span><text:span text:style-name="Strong_20_Emphasis"><text:span text:style-name="Source_20_Text">status</text:span></text:span>:</text:p>
          <text:p text:style-name="P50">sudo a2enmod status</text:p>
        </text:list-item>
        <text:list-item>
          <text:p text:style-name="P103"><text:span text:style-name="Strong_20_Emphasis">Modificar el archivo de configuración</text:span>:</text:p>
          <text:p text:style-name="P50">sudo nano /etc/apache2/mods-available/status.conf</text:p>
          <text:list>
            <text:list-item>
              <text:p text:style-name="P103">Cambiar la ruta y restringir por IP:</text:p>
              <text:p text:style-name="P49">&lt;Location "/estado"&gt;</text:p>
              <text:p text:style-name="P49"><text:s text:c="4"/>SetHandler server-status</text:p>
              <text:p text:style-name="P49"><text:s text:c="4"/>Require ip tu_ip_publica <text:s/># Ejemplo: Require ip 192.168.1.100</text:p>
              <text:p text:style-name="P50">&lt;/Location&gt;</text:p>
            </text:list-item>
          </text:list>
        </text:list-item>
        <text:list-item>
          <text:p text:style-name="P103"><text:span text:style-name="Strong_20_Emphasis">Reiniciar Apache</text:span>:</text:p>
          <text:p text:style-name="P50">sudo systemctl restart apache2</text:p>
        </text:list-item>
        <text:list-item>
          <text:p text:style-name="P103"><text:span text:style-name="Strong_20_Emphasis">Probar acceso</text:span>:</text:p>
          <text:list>
            <text:list-item>
              <text:p text:style-name="P103">Visitar <text:span text:style-name="Source_20_Text">http://&lt;IP_SERVIDOR&gt;/estado</text:span> desde tu IP pública. Debe mostrar las estadísticas del servidor.</text:p>
            </text:list-item>
          </text:list>
        </text:list-item>
      </text:list>
      <text:p text:style-name="Horizontal_20_Line"/>
      <text:h text:style-name="Heading_20_4" text:outline-level="4"><text:span text:style-name="Strong_20_Emphasis">Ejercicio 2: Configurar el Módulo Info</text:span></text:h>
      <text:list text:style-name="L35">
        <text:list-item>
          <text:p text:style-name="P104"><text:span text:style-name="Strong_20_Emphasis">Habilitar el módulo </text:span><text:span text:style-name="Strong_20_Emphasis"><text:span text:style-name="Source_20_Text">info</text:span></text:span>:</text:p>
          <text:p text:style-name="P52">sudo a2enmod info</text:p>
        </text:list-item>
        <text:list-item>
          <text:p text:style-name="P104"><text:span text:style-name="Strong_20_Emphasis">Modificar el archivo de configuración</text:span>:</text:p>
          <text:p text:style-name="P52">sudo nano /etc/apache2/mods-available/info.conf</text:p>
          <text:list>
            <text:list-item>
              <text:p text:style-name="P104">Cambiar la ruta y restringir por IP:</text:p>
              <text:p text:style-name="P51">&lt;Location "/informacion"&gt;</text:p>
              <text:p text:style-name="P51"><text:s text:c="4"/>SetHandler server-info</text:p>
              <text:p text:style-name="P51"><text:s text:c="4"/>Require ip tu_ip_publica <text:s/># Ejemplo: Require ip 192.168.1.100</text:p>
              <text:p text:style-name="P52">&lt;/Location&gt;</text:p>
            </text:list-item>
          </text:list>
        </text:list-item>
        <text:list-item>
          <text:p text:style-name="P104"><text:span text:style-name="Strong_20_Emphasis">Reiniciar Apache</text:span>:</text:p>
          <text:p text:style-name="P52">sudo systemctl restart apache2</text:p>
        </text:list-item>
        <text:list-item>
          <text:p text:style-name="P104"><text:span text:style-name="Strong_20_Emphasis">Probar acceso</text:span>:</text:p>
          <text:list>
            <text:list-item>
              <text:p text:style-name="P104">Visitar <text:span text:style-name="Source_20_Text">http://&lt;IP_SERVIDOR&gt;/informacion</text:span> desde tu IP pública. Debe mostrar la configuración del servidor.</text:p>
            </text:list-item>
          </text:list>
        </text:list-item>
      </text:list>
      <text:p text:style-name="Horizontal_20_Line"/>
      <text:h text:style-name="Heading_20_4" text:outline-level="4"><text:soft-page-break/><text:span text:style-name="Strong_20_Emphasis">Ejercicio 3: Instalar PHP y Probar una Página</text:span></text:h>
      <text:list text:style-name="L36">
        <text:list-item>
          <text:p text:style-name="P105"><text:span text:style-name="Strong_20_Emphasis">Instalar PHP y el módulo de Apache</text:span>:</text:p>
          <text:p text:style-name="P53">sudo apt update &amp;&amp; sudo apt install php libapache2-mod-php -y</text:p>
        </text:list-item>
        <text:list-item>
          <text:p text:style-name="P105"><text:span text:style-name="Strong_20_Emphasis">Crear archivo </text:span><text:span text:style-name="Strong_20_Emphasis"><text:span text:style-name="Source_20_Text">test.php</text:span></text:span>:</text:p>
          <text:p text:style-name="P53">sudo nano /var/www/html/test.php</text:p>
          <text:list>
            <text:list-header>
              <text:p text:style-name="P53">&lt;?php phpinfo(); ?&gt;</text:p>
            </text:list-header>
          </text:list>
        </text:list-item>
        <text:list-item>
          <text:p text:style-name="P105"><text:span text:style-name="Strong_20_Emphasis">Probar la página</text:span>:</text:p>
          <text:list>
            <text:list-item>
              <text:p text:style-name="P105">Visitar <text:span text:style-name="Source_20_Text">http://&lt;IP_SERVIDOR&gt;/test.php</text:span>. Debe mostrar la información de PHP.</text:p>
            </text:list-item>
          </text:list>
        </text:list-item>
      </text:list>
      <text:p text:style-name="Horizontal_20_Line"/>
      <text:h text:style-name="Heading_20_4" text:outline-level="4"><text:span text:style-name="Strong_20_Emphasis">Ejercicio 4: Clonar Repositorio y Configurar Calculadora</text:span></text:h>
      <text:list text:style-name="L37">
        <text:list-item>
          <text:p text:style-name="P106"><text:span text:style-name="Strong_20_Emphasis">Clonar repositorio</text:span>:</text:p>
          <text:p text:style-name="P54">sudo rm -rf /var/www/html/* <text:s/># Borrar contenido previo</text:p>
          <text:p text:style-name="P55">sudo git clone https://github.com/xibacat/calculator /var/www/html/calculator</text:p>
        </text:list-item>
        <text:list-item>
          <text:p text:style-name="P106"><text:span text:style-name="Strong_20_Emphasis">Limpiar archivos innecesarios</text:span>:</text:p>
          <text:p text:style-name="P55">sudo rm -rf /var/www/html/calculator/.git /var/www/html/calculator/.gitignore</text:p>
        </text:list-item>
        <text:list-item>
          <text:p text:style-name="P106"><text:span text:style-name="Strong_20_Emphasis">Probar la calculadora</text:span>:</text:p>
          <text:list>
            <text:list-item>
              <text:p text:style-name="P106">Visitar <text:span text:style-name="Source_20_Text">http://&lt;IP_SERVIDOR&gt;/calculator</text:span>. Debe mostrar una calculadora funcional.</text:p>
            </text:list-item>
          </text:list>
        </text:list-item>
      </text:list>
      <text:p text:style-name="Horizontal_20_Line"/>
      <text:h text:style-name="Heading_20_4" text:outline-level="4"><text:span text:style-name="Strong_20_Emphasis">Ampliación: Autenticación Digest para Status e Info</text:span></text:h>
      <text:list text:style-name="L38">
        <text:list-item>
          <text:p text:style-name="P107"><text:span text:style-name="Strong_20_Emphasis">Crear usuario </text:span><text:span text:style-name="Strong_20_Emphasis"><text:span text:style-name="Source_20_Text">admin</text:span></text:span>:</text:p>
          <text:p text:style-name="P57">sudo htdigest -c /etc/apache2/.htdigest "Área de Administración" admin</text:p>
          <text:list>
            <text:list-item>
              <text:p text:style-name="P107">Ingresar contraseña cuando se solicite.</text:p>
            </text:list-item>
          </text:list>
        </text:list-item>
        <text:list-item>
          <text:p text:style-name="P107"><text:span text:style-name="Strong_20_Emphasis">Modificar </text:span><text:span text:style-name="Strong_20_Emphasis"><text:span text:style-name="Source_20_Text">status.conf</text:span></text:span><text:span text:style-name="Strong_20_Emphasis"> e </text:span><text:span text:style-name="Strong_20_Emphasis"><text:span text:style-name="Source_20_Text">info.conf</text:span></text:span>:</text:p>
          <text:list>
            <text:list-header>
              <text:p text:style-name="P56">&lt;Location "/estado"&gt;</text:p>
              <text:p text:style-name="P56"><text:s text:c="4"/>SetHandler server-status</text:p>
              <text:p text:style-name="P56"><text:s text:c="4"/>AuthType Digest</text:p>
              <text:p text:style-name="P56"><text:s text:c="4"/>AuthName "Área de Administración"</text:p>
              <text:p text:style-name="P56"><text:s text:c="4"/>AuthUserFile /etc/apache2/.htdigest</text:p>
              <text:p text:style-name="P56"><text:s text:c="4"/>Require valid-user</text:p>
              <text:p text:style-name="P57">&lt;/Location&gt;</text:p>
            </text:list-header>
            <text:list-item>
              <text:p text:style-name="P107">Repetir para <text:span text:style-name="Source_20_Text">info.conf</text:span>.</text:p>
            </text:list-item>
          </text:list>
        </text:list-item>
        <text:list-item>
          <text:p text:style-name="P107"><text:span text:style-name="Strong_20_Emphasis">Reiniciar Apache</text:span>:</text:p>
          <text:p text:style-name="P108"><text:soft-page-break/><text:s/></text:p>
          <text:p text:style-name="P107"><text:s/></text:p>
          <text:p text:style-name="P57">sudo systemctl restart apache2</text:p>
        </text:list-item>
        <text:list-item>
          <text:p text:style-name="P107"><text:span text:style-name="Strong_20_Emphasis">Probar acceso</text:span>:</text:p>
          <text:list>
            <text:list-item>
              <text:p text:style-name="P107">Al visitar <text:span text:style-name="Source_20_Text">/estado</text:span> o <text:span text:style-name="Source_20_Text">/informacion</text:span>, se pedirá usuario (<text:span text:style-name="Source_20_Text">admin</text:span>) y contraseña.</text:p>
            </text:list-item>
          </text:list>
        </text:list-item>
      </text:list>
      <text:p text:style-name="Horizontal_20_Line"/>
      <text:h text:style-name="Heading_20_4" text:outline-level="4"><text:span text:style-name="Strong_20_Emphasis">Hacer Privados </text:span><text:span text:style-name="Strong_20_Emphasis"><text:span text:style-name="Source_20_Text">.git</text:span></text:span><text:span text:style-name="Strong_20_Emphasis"> y </text:span><text:span text:style-name="Strong_20_Emphasis"><text:span text:style-name="Source_20_Text">.gitignore</text:span></text:span></text:h>
      <text:list text:style-name="L39">
        <text:list-item>
          <text:p text:style-name="P109"><text:span text:style-name="Strong_20_Emphasis">Crear regla en </text:span><text:span text:style-name="Strong_20_Emphasis"><text:span text:style-name="Source_20_Text">.htaccess</text:span></text:span>:</text:p>
          <text:p text:style-name="P59">sudo nano /var/www/html/calculator/.htaccess</text:p>
          <text:list>
            <text:list-header>
              <text:p text:style-name="P58">&lt;FilesMatch "^(\.git|\.gitignore)$"&gt;</text:p>
              <text:p text:style-name="P58"><text:s text:c="4"/>Require all denied</text:p>
              <text:p text:style-name="P59">&lt;/FilesMatch&gt;</text:p>
            </text:list-header>
          </text:list>
        </text:list-item>
        <text:list-item>
          <text:p text:style-name="P109"><text:span text:style-name="Strong_20_Emphasis">Habilitar </text:span><text:span text:style-name="Strong_20_Emphasis"><text:span text:style-name="Source_20_Text">mod_rewrite</text:span></text:span><text:span text:style-name="Strong_20_Emphasis"> y reiniciar Apache</text:span>:</text:p>
          <text:p text:style-name="P58">sudo a2enmod rewrite</text:p>
          <text:p text:style-name="P59">sudo systemctl restart apache2</text:p>
        </text:list-item>
      </text:list>
      <text:p text:style-name="Horizontal_20_Line"/>
      <text:h text:style-name="Heading_20_3" text:outline-level="3"><text:span text:style-name="Strong_20_Emphasis">Notas Finales</text:span></text:h>
      <text:list text:style-name="L40">
        <text:list-item>
          <text:p text:style-name="P110"><text:span text:style-name="Strong_20_Emphasis">Verificar logs de Apache</text:span> ante errores:</text:p>
          <text:p text:style-name="P60">tail -f /var/log/apache2/error.log</text:p>
        </text:list-item>
        <text:list-item>
          <text:p text:style-name="P110"><text:span text:style-name="Strong_20_Emphasis">Permisos de archivos</text:span>:</text:p>
          <text:p text:style-name="P60">sudo chown -R www-data:www-data /var/www/html</text:p>
        </text:list-item>
      </text:list>
      <text:p text:style-name="Text_20_body">🚀 <text:span text:style-name="Strong_20_Emphasis">¡Configuración completada con éxito!</text:span> 🚀</text:p>
      <text:p text:style-name="Text_20_body"/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7:47:49.958806080</meta:creation-date>
    <dc:date>2025-01-30T00:26:44.914144356</dc:date>
    <meta:editing-duration>PT1H43M2S</meta:editing-duration>
    <meta:editing-cycles>75</meta:editing-cycles>
    <meta:generator>LibreOffice/24.2.7.2$Linux_X86_64 LibreOffice_project/420$Build-2</meta:generator>
    <meta:document-statistic meta:table-count="0" meta:image-count="0" meta:object-count="0" meta:page-count="16" meta:paragraph-count="402" meta:word-count="1853" meta:character-count="14401" meta:non-whitespace-character-count="12793"/>
  </office:meta>
</office:document-meta>
</file>